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0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99cm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01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5.099cm"/>
    </style:style>
    <style:style style:name="Table2.C" style:family="table-column">
      <style:table-column-properties style:column-width="2.284cm"/>
    </style:style>
    <style:style style:name="Table2.D" style:family="table-column">
      <style:table-column-properties style:column-width="2.598cm"/>
    </style:style>
    <style:style style:name="Table2.E" style:family="table-column">
      <style:table-column-properties style:column-width="2.309cm"/>
    </style:style>
    <style:style style:name="Table2.1" style:family="table-row">
      <style:table-row-properties style:row-height="1.499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01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5.099cm"/>
    </style:style>
    <style:style style:name="Table3.C" style:family="table-column">
      <style:table-column-properties style:column-width="2.284cm"/>
    </style:style>
    <style:style style:name="Table3.D" style:family="table-column">
      <style:table-column-properties style:column-width="2.598cm"/>
    </style:style>
    <style:style style:name="Table3.E" style:family="table-column">
      <style:table-column-properties style:column-width="2.309cm"/>
    </style:style>
    <style:style style:name="Table3.1" style:family="table-row">
      <style:table-row-properties style:row-height="2.189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2" style:family="table-row">
      <style:table-row-properties style:row-height="2.212cm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row-height="2.887cm"/>
    </style:style>
    <style:style style:name="Table3.4" style:family="table-row">
      <style:table-row-properties style:row-height="2cm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98cm" style:rel-column-width="9680*"/>
    </style:style>
    <style:style style:name="Table5.B" style:family="table-column">
      <style:table-column-properties style:column-width="14.991cm" style:rel-column-width="558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598cm" style:rel-column-width="9680*"/>
    </style:style>
    <style:style style:name="Table6.B" style:family="table-column">
      <style:table-column-properties style:column-width="14.991cm" style:rel-column-width="55855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089cm" style:rel-column-width="15233*"/>
    </style:style>
    <style:style style:name="Table4.B" style:family="table-column">
      <style:table-column-properties style:column-width="13.501cm" style:rel-column-width="50302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4pt" style:text-underline-style="solid" style:text-underline-width="auto" style:text-underline-color="font-color" fo:font-weight="bold" officeooo:rsid="00367459" officeooo:paragraph-rsid="0036745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1fd718" officeooo:paragraph-rsid="001fd718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15e57" officeooo:paragraph-rsid="00215e57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87993" officeooo:paragraph-rsid="00287993" style:font-weight-asian="bold" style:font-weight-complex="bold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7dee3e" style:font-weight-asian="bold" style:font-weight-complex="bold"/>
    </style:style>
    <style:style style:name="P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52c4e2" style:font-weight-asian="bold" style:font-weight-complex="bold"/>
    </style:style>
    <style:style style:name="P10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b1df4" officeooo:paragraph-rsid="003b1df4" style:font-weight-asian="bold" style:font-weight-complex="bold"/>
    </style:style>
    <style:style style:name="P11" style:family="paragraph" style:parent-style-name="Standard"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12" style:family="paragraph" style:parent-style-name="Standard">
      <style:text-properties style:font-name="Bitstream Vera Sans" style:text-underline-style="solid" style:text-underline-width="auto" style:text-underline-color="font-color" fo:font-weight="bold" officeooo:rsid="0081fb5f" officeooo:paragraph-rsid="0077574c" style:font-weight-asian="bold" style:font-weight-complex="bold"/>
    </style:style>
    <style:style style:name="P13" style:family="paragraph" style:parent-style-name="Standard">
      <style:text-properties style:font-name="Bitstream Vera Sans" style:text-underline-style="solid" style:text-underline-width="auto" style:text-underline-color="font-color" fo:font-weight="bold" officeooo:rsid="008689a2" officeooo:paragraph-rsid="008689a2" style:font-weight-asian="bold" style:font-weight-complex="bold"/>
    </style:style>
    <style:style style:name="P14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8c0883" officeooo:paragraph-rsid="008c0883" style:font-weight-asian="normal" style:font-weight-complex="normal"/>
    </style:style>
    <style:style style:name="P15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8c195c" officeooo:paragraph-rsid="008c195c" style:font-weight-asian="normal" style:font-weight-complex="normal"/>
    </style:style>
    <style:style style:name="P16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8c37bf" officeooo:paragraph-rsid="008c37bf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8dcd3f" officeooo:paragraph-rsid="008dcd3f" style:font-weight-asian="normal" style:font-weight-complex="normal"/>
    </style:style>
    <style:style style:name="P18" style:family="paragraph" style:parent-style-name="Standard">
      <style:text-properties style:font-name="Bitstream Vera Sans" officeooo:rsid="001fd718" officeooo:paragraph-rsid="001fd718"/>
    </style:style>
    <style:style style:name="P19" style:family="paragraph" style:parent-style-name="Standard">
      <style:text-properties style:font-name="Bitstream Vera Sans" officeooo:paragraph-rsid="001fd718"/>
    </style:style>
    <style:style style:name="P20" style:family="paragraph" style:parent-style-name="Standard">
      <style:text-properties style:font-name="Bitstream Vera Sans" style:text-underline-style="none" fo:font-weight="normal" officeooo:rsid="00215e57" officeooo:paragraph-rsid="00215e57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215e57" officeooo:paragraph-rsid="0081673b" style:font-weight-asian="normal" style:font-weight-complex="normal"/>
    </style:style>
    <style:style style:name="P22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23" style:family="paragraph" style:parent-style-name="Standard">
      <style:text-properties style:font-name="Bitstream Vera Sans" style:text-underline-style="none" fo:font-weight="normal" officeooo:rsid="00287993" officeooo:paragraph-rsid="00287993" style:font-weight-asian="normal" style:font-weight-complex="normal"/>
    </style:style>
    <style:style style:name="P24" style:family="paragraph" style:parent-style-name="Standard">
      <style:text-properties style:font-name="Bitstream Vera Sans" style:text-underline-style="none" fo:font-weight="normal" officeooo:rsid="0031e099" officeooo:paragraph-rsid="0031e099" style:font-weight-asian="normal" style:font-weight-complex="normal"/>
    </style:style>
    <style:style style:name="P25" style:family="paragraph" style:parent-style-name="Standard">
      <style:text-properties style:font-name="Bitstream Vera Sans" style:text-underline-style="none" fo:font-weight="normal" officeooo:rsid="00380c3c" officeooo:paragraph-rsid="00380c3c" style:font-weight-asian="normal" style:font-weight-complex="normal"/>
    </style:style>
    <style:style style:name="P26" style:family="paragraph" style:parent-style-name="Standard">
      <style:text-properties style:font-name="Bitstream Vera Sans" style:text-underline-style="none" fo:font-weight="normal" officeooo:rsid="00466c8e" officeooo:paragraph-rsid="00466c8e" style:font-weight-asian="normal" style:font-weight-complex="normal"/>
    </style:style>
    <style:style style:name="P27" style:family="paragraph" style:parent-style-name="Standard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28" style:family="paragraph" style:parent-style-name="Standard">
      <style:text-properties style:font-name="Bitstream Vera Sans" style:text-underline-style="none" fo:font-weight="normal" officeooo:rsid="005474fe" officeooo:paragraph-rsid="005474fe" style:font-weight-asian="normal" style:font-weight-complex="normal"/>
    </style:style>
    <style:style style:name="P29" style:family="paragraph" style:parent-style-name="Standard">
      <style:text-properties style:font-name="Bitstream Vera Sans" style:text-underline-style="none" fo:font-weight="normal" officeooo:rsid="007dee3e" officeooo:paragraph-rsid="007dee3e" style:font-weight-asian="normal" style:font-weight-complex="normal"/>
    </style:style>
    <style:style style:name="P30" style:family="paragraph" style:parent-style-name="Standard">
      <style:text-properties style:font-name="Bitstream Vera Sans" style:text-underline-style="none" fo:font-weight="normal" officeooo:rsid="0081fb5f" officeooo:paragraph-rsid="0081fb5f" style:font-weight-asian="normal" style:font-weight-complex="normal"/>
    </style:style>
    <style:style style:name="P31" style:family="paragraph" style:parent-style-name="Standard">
      <style:text-properties style:font-name="Bitstream Vera Sans" style:text-underline-style="none" fo:font-weight="normal" officeooo:rsid="008527c0" officeooo:paragraph-rsid="008527c0" style:font-weight-asian="normal" style:font-weight-complex="normal"/>
    </style:style>
    <style:style style:name="P32" style:family="paragraph" style:parent-style-name="Standard">
      <style:text-properties style:font-name="Bitstream Vera Sans" style:text-underline-style="none" fo:font-weight="normal" officeooo:rsid="008613e7" officeooo:paragraph-rsid="008613e7" style:font-weight-asian="normal" style:font-weight-complex="normal"/>
    </style:style>
    <style:style style:name="P33" style:family="paragraph" style:parent-style-name="Standard">
      <style:text-properties style:font-name="Bitstream Vera Sans" style:text-underline-style="none" fo:font-weight="normal" officeooo:rsid="008689a2" officeooo:paragraph-rsid="008689a2" style:font-weight-asian="normal" style:font-weight-complex="normal"/>
    </style:style>
    <style:style style:name="P34" style:family="paragraph" style:parent-style-name="Standard">
      <style:text-properties style:font-name="Bitstream Vera Sans" style:text-underline-style="none" fo:font-weight="normal" officeooo:rsid="007f7a8e" officeooo:paragraph-rsid="0081673b" style:font-weight-asian="normal" style:font-weight-complex="normal"/>
    </style:style>
    <style:style style:name="P35" style:family="paragraph" style:parent-style-name="Standard">
      <style:text-properties style:font-name="Bitstream Vera Sans" style:text-underline-style="none" fo:font-weight="normal" officeooo:rsid="002569fc" officeooo:paragraph-rsid="0032d26a" style:font-weight-asian="normal" style:font-weight-complex="normal"/>
    </style:style>
    <style:style style:name="P36" style:family="paragraph" style:parent-style-name="Standard">
      <style:text-properties style:font-name="Bitstream Vera Sans" style:text-underline-style="none" fo:font-weight="normal" officeooo:rsid="008c0883" officeooo:paragraph-rsid="008c0883" style:font-weight-asian="normal" style:font-weight-complex="normal"/>
    </style:style>
    <style:style style:name="P37" style:family="paragraph" style:parent-style-name="Standard">
      <style:text-properties style:font-name="Bitstream Vera Sans" style:text-underline-style="none" fo:font-weight="normal" officeooo:rsid="008c0883" officeooo:paragraph-rsid="008c195c" style:font-weight-asian="normal" style:font-weight-complex="normal"/>
    </style:style>
    <style:style style:name="P38" style:family="paragraph" style:parent-style-name="Standard">
      <style:text-properties style:font-name="Bitstream Vera Sans" style:text-underline-style="none" fo:font-weight="normal" officeooo:rsid="008c0883" officeooo:paragraph-rsid="008c37bf" style:font-weight-asian="normal" style:font-weight-complex="normal"/>
    </style:style>
    <style:style style:name="P39" style:family="paragraph" style:parent-style-name="Standard">
      <style:text-properties style:font-name="Bitstream Vera Sans" style:text-underline-style="none" fo:font-weight="normal" officeooo:rsid="008c0883" officeooo:paragraph-rsid="0098b617" style:font-weight-asian="normal" style:font-weight-complex="normal"/>
    </style:style>
    <style:style style:name="P40" style:family="paragraph" style:parent-style-name="Standard">
      <style:text-properties style:font-name="Bitstream Vera Sans" style:text-underline-style="none" fo:font-weight="normal" officeooo:rsid="008c195c" officeooo:paragraph-rsid="008c195c" style:font-weight-asian="normal" style:font-weight-complex="normal"/>
    </style:style>
    <style:style style:name="P41" style:family="paragraph" style:parent-style-name="Standard">
      <style:text-properties style:font-name="Bitstream Vera Sans" style:text-underline-style="none" fo:font-weight="normal" officeooo:rsid="008c195c" officeooo:paragraph-rsid="008c37bf" style:font-weight-asian="normal" style:font-weight-complex="normal"/>
    </style:style>
    <style:style style:name="P42" style:family="paragraph" style:parent-style-name="Standard">
      <style:text-properties style:font-name="Bitstream Vera Sans" style:text-underline-style="none" fo:font-weight="normal" officeooo:rsid="008c37bf" officeooo:paragraph-rsid="008c37bf" style:font-weight-asian="normal" style:font-weight-complex="normal"/>
    </style:style>
    <style:style style:name="P43" style:family="paragraph" style:parent-style-name="Standard">
      <style:text-properties style:font-name="Bitstream Vera Sans" style:text-underline-style="none" fo:font-weight="normal" officeooo:rsid="009173d6" officeooo:paragraph-rsid="009173d6" style:font-weight-asian="normal" style:font-weight-complex="normal"/>
    </style:style>
    <style:style style:name="P44" style:family="paragraph" style:parent-style-name="Standard">
      <style:text-properties style:font-name="Bitstream Vera Sans" style:text-underline-style="none" fo:font-weight="normal" officeooo:rsid="0093adbe" officeooo:paragraph-rsid="009436aa" style:font-weight-asian="normal" style:font-weight-complex="normal"/>
    </style:style>
    <style:style style:name="P45" style:family="paragraph" style:parent-style-name="Standard">
      <style:text-properties style:font-name="Bitstream Vera Sans" style:text-underline-style="none" fo:font-weight="normal" officeooo:rsid="0093adbe" officeooo:paragraph-rsid="00936ff7" style:font-weight-asian="normal" style:font-weight-complex="normal"/>
    </style:style>
    <style:style style:name="P46" style:family="paragraph" style:parent-style-name="Standard">
      <style:text-properties style:font-name="Bitstream Vera Sans" style:text-underline-style="none" fo:font-weight="normal" officeooo:rsid="0093adbe" officeooo:paragraph-rsid="0098b617" style:font-weight-asian="normal" style:font-weight-complex="normal"/>
    </style:style>
    <style:style style:name="P47" style:family="paragraph" style:parent-style-name="Standard">
      <style:text-properties style:font-name="Bitstream Vera Sans" style:text-underline-style="none" fo:font-weight="normal" officeooo:rsid="008f444d" officeooo:paragraph-rsid="0095bcf0" style:font-weight-asian="normal" style:font-weight-complex="normal"/>
    </style:style>
    <style:style style:name="P48" style:family="paragraph" style:parent-style-name="Standard">
      <style:text-properties style:font-name="Bitstream Vera Sans" fo:font-style="normal" style:text-underline-style="none" fo:font-weight="normal" officeooo:rsid="002a521b" officeooo:paragraph-rsid="002a521b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Bitstream Vera Sans" fo:font-style="normal" style:text-underline-style="none" fo:font-weight="normal" officeooo:rsid="003449c9" officeooo:paragraph-rsid="003449c9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Bitstream Vera Sans" fo:font-style="normal" style:text-underline-style="none" fo:font-weight="normal" officeooo:rsid="00380c3c" officeooo:paragraph-rsid="00380c3c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Bitstream Vera Sans" fo:font-style="normal" style:text-underline-style="none" fo:font-weight="normal" officeooo:rsid="00466c8e" officeooo:paragraph-rsid="00466c8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Bitstream Vera Sans" fo:font-style="normal" style:text-underline-style="none" fo:font-weight="normal" officeooo:rsid="004abc6d" officeooo:paragraph-rsid="004abc6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Bitstream Vera Sans" fo:font-style="normal" style:text-underline-style="none" fo:font-weight="normal" officeooo:rsid="004cdbb9" officeooo:paragraph-rsid="004cdbb9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Bitstream Vera Sans" fo:font-style="normal" style:text-underline-style="none" fo:font-weight="normal" officeooo:rsid="004e5bb7" officeooo:paragraph-rsid="004cdbb9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Bitstream Vera Sans" fo:font-style="normal" style:text-underline-style="none" fo:font-weight="normal" officeooo:rsid="008527c0" officeooo:paragraph-rsid="008527c0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Bitstream Vera Sans" fo:font-style="normal" style:text-underline-style="solid" style:text-underline-width="auto" style:text-underline-color="font-color" fo:font-weight="bold" officeooo:rsid="003449c9" officeooo:paragraph-rsid="003449c9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color="#72bf44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use-window-font-color="true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color="#2b511a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62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63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64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8613e7" officeooo:paragraph-rsid="008613e7" style:font-weight-asian="bold" style:font-weight-complex="bold"/>
    </style:style>
    <style:style style:name="P65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normal" officeooo:rsid="008c0883" officeooo:paragraph-rsid="008c0883" style:font-weight-asian="normal" style:font-weight-complex="normal"/>
    </style:style>
    <style:style style:name="P66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fo:font-weight="bold" officeooo:rsid="002a521b" officeooo:paragraph-rsid="002a521b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1fd718"/>
    </style:style>
    <style:style style:name="P68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215e57"/>
    </style:style>
    <style:style style:name="P69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367459"/>
    </style:style>
    <style:style style:name="P70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1fd718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81673b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Bitstream Vera Sans" fo:font-weight="bold" officeooo:rsid="00215e57" officeooo:paragraph-rsid="00215e57" style:font-weight-asian="bold" style:font-weight-complex="bold"/>
    </style:style>
    <style:style style:name="P73" style:family="paragraph" style:parent-style-name="Table_20_Contents">
      <style:text-properties style:font-name="Bitstream Vera Sans" fo:font-weight="bold" officeooo:rsid="0031e099" officeooo:paragraph-rsid="0031e099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Bitstream Vera Sans" fo:font-weight="bold" officeooo:rsid="003b1df4" officeooo:paragraph-rsid="003b1df4" style:font-weight-asian="bold" style:font-weight-complex="bold"/>
    </style:style>
    <style:style style:name="P75" style:family="paragraph" style:parent-style-name="Table_20_Contents">
      <style:text-properties style:font-name="Bitstream Vera Sans" fo:font-weight="bold" officeooo:rsid="003b1df4" officeooo:paragraph-rsid="003b1df4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Bitstream Vera Sans" fo:font-weight="bold" officeooo:rsid="0081fb5f" officeooo:paragraph-rsid="0081fb5f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Bitstream Vera Sans" officeooo:rsid="0031e099" officeooo:paragraph-rsid="0031e099"/>
    </style:style>
    <style:style style:name="P78" style:family="paragraph" style:parent-style-name="Table_20_Contents">
      <style:text-properties style:font-name="Bitstream Vera Sans" officeooo:rsid="0031e099" officeooo:paragraph-rsid="0031e099"/>
    </style:style>
    <style:style style:name="P79" style:family="paragraph" style:parent-style-name="Table_20_Contents">
      <style:text-properties style:font-name="Bitstream Vera Sans" officeooo:rsid="00325f26" officeooo:paragraph-rsid="00325f26"/>
    </style:style>
    <style:style style:name="P80" style:family="paragraph" style:parent-style-name="Table_20_Contents">
      <style:paragraph-properties fo:text-align="center" style:justify-single-word="false"/>
      <style:text-properties style:font-name="Bitstream Vera Sans" officeooo:rsid="00325f26" officeooo:paragraph-rsid="00325f26"/>
    </style:style>
    <style:style style:name="P81" style:family="paragraph" style:parent-style-name="Table_20_Contents">
      <style:text-properties style:font-name="Bitstream Vera Sans" officeooo:rsid="00325f26" officeooo:paragraph-rsid="008689a2"/>
    </style:style>
    <style:style style:name="P82" style:family="paragraph" style:parent-style-name="Table_20_Contents">
      <style:text-properties style:font-name="Bitstream Vera Sans" officeooo:rsid="003b1df4" officeooo:paragraph-rsid="003b1df4"/>
    </style:style>
    <style:style style:name="P83" style:family="paragraph" style:parent-style-name="Table_20_Contents">
      <style:paragraph-properties fo:text-align="center" style:justify-single-word="false"/>
      <style:text-properties style:font-name="Bitstream Vera Sans" officeooo:rsid="003b1df4" officeooo:paragraph-rsid="003b1df4"/>
    </style:style>
    <style:style style:name="P84" style:family="paragraph" style:parent-style-name="Table_20_Contents">
      <style:paragraph-properties fo:text-align="center" style:justify-single-word="false"/>
      <style:text-properties style:font-name="Bitstream Vera Sans" officeooo:rsid="00367459" officeooo:paragraph-rsid="00367459"/>
    </style:style>
    <style:style style:name="P85" style:family="paragraph" style:parent-style-name="Table_20_Contents">
      <style:paragraph-properties fo:text-align="center" style:justify-single-word="false"/>
      <style:text-properties style:font-name="Bitstream Vera Sans" officeooo:rsid="004033a9" officeooo:paragraph-rsid="004033a9"/>
    </style:style>
    <style:style style:name="P86" style:family="paragraph" style:parent-style-name="Table_20_Contents">
      <style:text-properties style:font-name="Bitstream Vera Sans" officeooo:rsid="004033a9" officeooo:paragraph-rsid="004033a9"/>
    </style:style>
    <style:style style:name="P87" style:family="paragraph" style:parent-style-name="Table_20_Contents">
      <style:text-properties style:font-name="Bitstream Vera Sans" officeooo:rsid="0059aab6" officeooo:paragraph-rsid="0059aab6"/>
    </style:style>
    <style:style style:name="P88" style:family="paragraph" style:parent-style-name="Table_20_Contents">
      <style:paragraph-properties fo:text-align="center" style:justify-single-word="false"/>
      <style:text-properties style:font-name="Bitstream Vera Sans" officeooo:rsid="008527c0" officeooo:paragraph-rsid="008527c0"/>
    </style:style>
    <style:style style:name="P89" style:family="paragraph" style:parent-style-name="Table_20_Contents">
      <style:paragraph-properties fo:text-align="center" style:justify-single-word="false"/>
      <style:text-properties style:font-name="Bitstream Vera Sans" officeooo:rsid="00867d74" officeooo:paragraph-rsid="00867d74"/>
    </style:style>
    <style:style style:name="P90" style:family="paragraph" style:parent-style-name="Table_20_Contents">
      <style:text-properties style:font-name="Bitstream Vera Sans" officeooo:rsid="008689a2" officeooo:paragraph-rsid="008689a2"/>
    </style:style>
    <style:style style:name="P91" style:family="paragraph" style:parent-style-name="Table_20_Contents">
      <style:paragraph-properties fo:text-align="center" style:justify-single-word="false"/>
      <style:text-properties style:font-name="Bitstream Vera Sans" officeooo:rsid="008689a2" officeooo:paragraph-rsid="008689a2"/>
    </style:style>
    <style:style style:name="P92" style:family="paragraph" style:parent-style-name="Table_20_Contents">
      <style:text-properties style:font-name="Bitstream Vera Sans" officeooo:rsid="0086bfe0" officeooo:paragraph-rsid="0086bfe0"/>
    </style:style>
    <style:style style:name="P93" style:family="paragraph" style:parent-style-name="Table_20_Contents">
      <style:paragraph-properties fo:text-align="center" style:justify-single-word="false"/>
      <style:text-properties style:font-name="Bitstream Vera Sans" officeooo:rsid="0086bfe0" officeooo:paragraph-rsid="0086bfe0"/>
    </style:style>
    <style:style style:name="P94" style:family="paragraph" style:parent-style-name="Table_20_Contents">
      <style:text-properties style:font-name="Bitstream Vera Sans" style:text-underline-style="none" fo:font-weight="bold" officeooo:rsid="00867d74" officeooo:paragraph-rsid="00867d74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Bitstream Vera Sans" style:text-underline-style="none" fo:font-weight="bold" officeooo:rsid="00867d74" officeooo:paragraph-rsid="00867d74" style:font-weight-asian="bold" style:font-weight-complex="bold"/>
    </style:style>
    <style:style style:name="P96" style:family="paragraph" style:parent-style-name="Table_20_Contents">
      <style:text-properties style:font-name="Bitstream Vera Sans" officeooo:rsid="0087cc67" officeooo:paragraph-rsid="0087cc67"/>
    </style:style>
    <style:style style:name="P97" style:family="paragraph" style:parent-style-name="Table_20_Contents">
      <style:text-properties style:font-name="Bitstream Vera Sans" officeooo:rsid="0088aaec" officeooo:paragraph-rsid="0088aaec"/>
    </style:style>
    <style:style style:name="P98" style:family="paragraph" style:parent-style-name="Table_20_Contents">
      <style:text-properties style:font-name="Bitstream Vera Sans" fo:font-style="normal" officeooo:rsid="008527c0" officeooo:paragraph-rsid="008527c0" style:font-style-asian="normal" style:font-style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Bitstream Vera Sans" officeooo:rsid="0089c84c" officeooo:paragraph-rsid="0089c84c"/>
    </style:style>
    <style:style style:name="P100" style:family="paragraph" style:parent-style-name="Table_20_Contents">
      <style:text-properties style:font-name="Bitstream Vera Sans" officeooo:rsid="0089c84c" officeooo:paragraph-rsid="0089c84c"/>
    </style:style>
    <style:style style:name="P101" style:family="paragraph" style:parent-style-name="Table_20_Contents">
      <style:paragraph-properties fo:text-align="center" style:justify-single-word="false"/>
      <style:text-properties style:font-name="Bitstream Vera Sans" officeooo:rsid="008f444d" officeooo:paragraph-rsid="008f444d"/>
    </style:style>
    <style:style style:name="P102" style:family="paragraph" style:parent-style-name="Table_20_Contents">
      <style:text-properties style:font-name="Bitstream Vera Sans" officeooo:rsid="008f444d" officeooo:paragraph-rsid="008f444d"/>
    </style:style>
    <style:style style:name="P10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Bitstream Vera Sans" officeooo:rsid="008527c0" officeooo:paragraph-rsid="008527c0"/>
    </style:style>
    <style:style style:name="P104" style:family="paragraph" style:parent-style-name="Table_20_Contents">
      <style:text-properties style:text-line-through-style="none" style:text-line-through-type="none" style:font-name="Bitstream Vera Sans" officeooo:rsid="008527c0" officeooo:paragraph-rsid="008527c0"/>
    </style:style>
    <style:style style:name="P105" style:family="paragraph" style:parent-style-name="Standard" style:list-style-name="L1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106" style:family="paragraph" style:parent-style-name="Standard" style:list-style-name="L2">
      <style:text-properties style:font-name="Bitstream Vera Sans" style:text-underline-style="none" fo:font-weight="normal" officeooo:rsid="008689a2" officeooo:paragraph-rsid="008689a2" style:font-weight-asian="normal" style:font-weight-complex="normal"/>
    </style:style>
    <style:style style:name="T1" style:family="text">
      <style:text-properties officeooo:rsid="00380c3c"/>
    </style:style>
    <style:style style:name="T2" style:family="text">
      <style:text-properties officeooo:rsid="00215e57"/>
    </style:style>
    <style:style style:name="T3" style:family="text">
      <style:text-properties officeooo:rsid="002740f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3a398" style:font-style-asian="italic" style:font-style-complex="italic"/>
    </style:style>
    <style:style style:name="T6" style:family="text">
      <style:text-properties fo:font-style="italic" officeooo:rsid="00649ed0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cf2fb" style:font-style-asian="normal" style:font-style-complex="normal"/>
    </style:style>
    <style:style style:name="T10" style:family="text">
      <style:text-properties fo:font-style="normal" officeooo:rsid="004e5bb7" style:font-style-asian="normal" style:font-style-complex="normal"/>
    </style:style>
    <style:style style:name="T11" style:family="text">
      <style:text-properties officeooo:rsid="00325f26"/>
    </style:style>
    <style:style style:name="T12" style:family="text">
      <style:text-properties officeooo:rsid="0035b24a"/>
    </style:style>
    <style:style style:name="T13" style:family="text">
      <style:text-properties officeooo:rsid="004033a9"/>
    </style:style>
    <style:style style:name="T14" style:family="text">
      <style:text-properties officeooo:rsid="00466c8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47f048"/>
    </style:style>
    <style:style style:name="T17" style:family="text">
      <style:text-properties officeooo:rsid="00495470"/>
    </style:style>
    <style:style style:name="T18" style:family="text">
      <style:text-properties officeooo:rsid="0049eeb6"/>
    </style:style>
    <style:style style:name="T19" style:family="text">
      <style:text-properties officeooo:rsid="004c8d61"/>
    </style:style>
    <style:style style:name="T20" style:family="text">
      <style:text-properties officeooo:rsid="004e5bb7"/>
    </style:style>
    <style:style style:name="T21" style:family="text">
      <style:text-properties fo:color="#ef413d"/>
    </style:style>
    <style:style style:name="T22" style:family="text">
      <style:text-properties officeooo:rsid="004faf27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53ce44" style:font-weight-asian="normal" style:font-weight-complex="normal"/>
    </style:style>
    <style:style style:name="T25" style:family="text">
      <style:text-properties style:text-underline-style="none" fo:font-weight="normal" officeooo:rsid="00579924" style:font-weight-asian="normal" style:font-weight-complex="normal"/>
    </style:style>
    <style:style style:name="T26" style:family="text">
      <style:text-properties officeooo:rsid="0063a398"/>
    </style:style>
    <style:style style:name="T27" style:family="text">
      <style:text-properties officeooo:rsid="00645e6d"/>
    </style:style>
    <style:style style:name="T28" style:family="text">
      <style:text-properties officeooo:rsid="00766683"/>
    </style:style>
    <style:style style:name="T29" style:family="text">
      <style:text-properties officeooo:rsid="0077574c"/>
    </style:style>
    <style:style style:name="T30" style:family="text">
      <style:text-properties officeooo:rsid="007f7a8e"/>
    </style:style>
    <style:style style:name="T31" style:family="text">
      <style:text-properties officeooo:rsid="0081673b"/>
    </style:style>
    <style:style style:name="T32" style:family="text">
      <style:text-properties officeooo:rsid="0081fb5f"/>
    </style:style>
    <style:style style:name="T33" style:family="text">
      <style:text-properties officeooo:rsid="0084ed68"/>
    </style:style>
    <style:style style:name="T34" style:family="text">
      <style:text-properties officeooo:rsid="008527c0"/>
    </style:style>
    <style:style style:name="T35" style:family="text">
      <style:text-properties officeooo:rsid="008689a2"/>
    </style:style>
    <style:style style:name="T36" style:family="text">
      <style:text-properties officeooo:rsid="0086bfe0"/>
    </style:style>
    <style:style style:name="T37" style:family="text">
      <style:text-properties officeooo:rsid="0088aae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8c195c"/>
    </style:style>
    <style:style style:name="T40" style:family="text">
      <style:text-properties officeooo:rsid="008f444d"/>
    </style:style>
    <style:style style:name="T41" style:family="text">
      <style:text-properties officeooo:rsid="00913a24"/>
    </style:style>
    <style:style style:name="T42" style:family="text">
      <style:text-properties officeooo:rsid="0093164f"/>
    </style:style>
    <style:style style:name="T43" style:family="text">
      <style:text-properties officeooo:rsid="0093adbe"/>
    </style:style>
    <style:style style:name="T44" style:family="text">
      <style:text-properties officeooo:rsid="0095bcf0"/>
    </style:style>
    <style:style style:name="T45" style:family="text">
      <style:text-properties officeooo:rsid="0096ca34"/>
    </style:style>
    <style:style style:name="T46" style:family="text">
      <style:text-properties officeooo:rsid="009a4c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te Plasma</text:p>
      <text:p text:style-name="P3">Introduction</text:p>
      <text:p text:style-name="P3"/>
      <text:p text:style-name="P18">White Plasma is loosely based – very loosely – on the old Spectrum system “White Lightning” which is a FORTH based system designed to run on the Spectrum. White Plasma is a Colour FORTH <text:span text:style-name="T29">styled</text:span> system designed to run on the Spectrum Next and Spectrum 128, specifically, but will also work on a standard Spectrum. </text:p>
      <text:p text:style-name="P18"/>
      <text:p text:style-name="P3">Design Issues</text:p>
      <text:p text:style-name="P18"/>
      <text:p text:style-name="P18">The main design issue is to do with the banked RAM memory. All machines are Z80 8 bit microprocessor based, with a 16 bit address space. A Spectrum looks like this.</text:p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7">C000-FFFF</text:p>
          </table:table-cell>
          <table:table-cell table:style-name="Table1.B1" office:value-type="string">
            <text:p text:style-name="P67">Fast RAM</text:p>
          </table:table-cell>
        </table:table-row>
        <table:table-row table:style-name="Table1.1">
          <table:table-cell table:style-name="Table1.A1" office:value-type="string">
            <text:p text:style-name="P67">8000-BFFF</text:p>
          </table:table-cell>
          <table:table-cell table:style-name="Table1.B2" office:value-type="string">
            <text:p text:style-name="P67">Fast RAM</text:p>
          </table:table-cell>
        </table:table-row>
        <table:table-row table:style-name="Table1.1">
          <table:table-cell table:style-name="Table1.A1" office:value-type="string">
            <text:p text:style-name="P67">4000-7FFF</text:p>
          </table:table-cell>
          <table:table-cell table:style-name="Table1.B2" office:value-type="string">
            <text:p text:style-name="P67">Screen Memory, slow RAM</text:p>
          </table:table-cell>
        </table:table-row>
        <table:table-row table:style-name="Table1.1">
          <table:table-cell table:style-name="Table1.A1" office:value-type="string">
            <text:p text:style-name="P67">0000-3FFF</text:p>
          </table:table-cell>
          <table:table-cell table:style-name="Table1.B2" office:value-type="string">
            <text:p text:style-name="P67">Basic ROM</text:p>
          </table:table-cell>
        </table:table-row>
      </table:table>
      <text:p text:style-name="P18"/>
      <text:p text:style-name="P18">A Spectrum 128 looks like this, paging memory onto C000-FFFF.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7">C000-FFFF</text:p>
          </table:table-cell>
          <table:table-cell table:style-name="Table2.B1" office:value-type="string">
            <text:p text:style-name="P67">Fast RAM</text:p>
          </table:table-cell>
          <table:table-cell table:style-name="Table2.B1" office:value-type="string">
            <text:p text:style-name="P67">RAM</text:p>
            <text:p text:style-name="P67">Page</text:p>
          </table:table-cell>
          <table:table-cell table:style-name="Table2.B1" office:value-type="string">
            <text:p text:style-name="P67">RAM</text:p>
            <text:p text:style-name="P67">Page</text:p>
          </table:table-cell>
          <table:table-cell table:style-name="Table2.E1" office:value-type="string">
            <text:p text:style-name="P67">RAM</text:p>
            <text:p text:style-name="P67">Page</text:p>
          </table:table-cell>
        </table:table-row>
        <table:table-row table:style-name="Table2.1">
          <table:table-cell table:style-name="Table2.A1" office:value-type="string">
            <text:p text:style-name="P67">8000-BFFF</text:p>
          </table:table-cell>
          <table:table-cell table:style-name="Table2.B2" office:value-type="string">
            <text:p text:style-name="P67">Fast RAM</text:p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</table:table-row>
        <table:table-row table:style-name="Table2.1">
          <table:table-cell table:style-name="Table2.A1" office:value-type="string">
            <text:p text:style-name="P67">4000-7FFF</text:p>
          </table:table-cell>
          <table:table-cell table:style-name="Table2.B2" office:value-type="string">
            <text:p text:style-name="P67">Screen Memory, slow RAM</text:p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</table:table-row>
        <table:table-row table:style-name="Table2.1">
          <table:table-cell table:style-name="Table2.A1" office:value-type="string">
            <text:p text:style-name="P67">0000-3FFF</text:p>
          </table:table-cell>
          <table:table-cell table:style-name="Table2.B2" office:value-type="string">
            <text:p text:style-name="P67">Basic ROM</text:p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</table:table-row>
      </table:table>
      <text:p text:style-name="P18"/>
      <text:p text:style-name="P18">A Spectrum Next offers far more flexibility, but can operate on the same model as a Spectrum 128, e.g. paging RAM pages in and out of C000-FFFF, though its pages are 8k not 16k. I will therefore use this model for implementing White Plasma <text:span text:style-name="T2">as it is compatible with both designs, albeit with a different paging system.</text:span></text:p>
      <text:p text:style-name="P18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7">C000-FFFF</text:p>
          </table:table-cell>
          <table:table-cell table:style-name="Table3.B1" office:value-type="string">
            <text:p text:style-name="P67">Fast RAM</text:p>
            <text:p text:style-name="P70">Forth Words</text:p>
          </table:table-cell>
          <table:table-cell table:style-name="Table3.B1" office:value-type="string">
            <text:p text:style-name="P67">Page</text:p>
            <text:p text:style-name="P70">Forth Words</text:p>
          </table:table-cell>
          <table:table-cell table:style-name="Table3.B1" office:value-type="string">
            <text:p text:style-name="P67">Page</text:p>
            <text:p text:style-name="P72">Forth Words</text:p>
          </table:table-cell>
          <table:table-cell table:style-name="Table3.E1" office:value-type="string">
            <text:p text:style-name="P68">Page</text:p>
            <text:p text:style-name="P72">Forth Words</text:p>
          </table:table-cell>
        </table:table-row>
        <table:table-row table:style-name="Table3.2">
          <table:table-cell table:style-name="Table3.A1" office:value-type="string">
            <text:p text:style-name="P67">8000-BFFF</text:p>
          </table:table-cell>
          <table:table-cell table:style-name="Table3.B2" office:value-type="string">
            <text:p text:style-name="P67">Fast RAM</text:p>
            <text:p text:style-name="P70">Forth Words</text:p>
            <text:p text:style-name="P71">Core <text:span text:style-name="T31">Z80 </text:span>Words</text:p>
          </table:table-cell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7"/>
          </table:table-cell>
        </table:table-row>
        <table:table-row table:style-name="Table3.3">
          <table:table-cell table:style-name="Table3.A1" office:value-type="string">
            <text:p text:style-name="P67">4000-7FFF</text:p>
          </table:table-cell>
          <table:table-cell table:style-name="Table3.B2" office:value-type="string">
            <text:p text:style-name="P84">Slow Memory</text:p>
            <text:p text:style-name="P69">Screen Memory</text:p>
            <text:p text:style-name="P70">Dictionary</text:p>
            <text:p text:style-name="P76">Variables</text:p>
            <text:p text:style-name="P76">Stacks</text:p>
          </table:table-cell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7"/>
          </table:table-cell>
        </table:table-row>
        <table:table-row table:style-name="Table3.4">
          <table:table-cell table:style-name="Table3.A1" office:value-type="string">
            <text:p text:style-name="P67">0000-3FFF</text:p>
          </table:table-cell>
          <table:table-cell table:style-name="Table3.B2" office:value-type="string">
            <text:p text:style-name="P67">Basic ROM</text:p>
          </table:table-cell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7"/>
          </table:table-cell>
        </table:table-row>
      </table:table>
      <text:p text:style-name="P19"/>
      <text:p text:style-name="P4">Dictionary</text:p>
      <text:p text:style-name="P4"/>
      <text:p text:style-name="P21"><text:span text:style-name="T30">This </text:span>FORTH has a sep<text:span text:style-name="T28">a</text:span>rate dictionary and code. This is stored in the Slow RAM area (it has to share access with the video display) <text:span text:style-name="T30">and grows down</text:span>. It is a list of names and addresses of words store<text:span text:style-name="T30">d</text:span> in High Memory. <text:s text:c="2"/></text:p>
      <text:p text:style-name="P21"/>
      <text:p text:style-name="P34">It is possible to move the start point of the dictionary up in memory to create a larger dictionary, as the dictionary starts immediately below the core words.</text:p>
      <text:p text:style-name="P21"/>
      <text:p text:style-name="P30">So in the standard setup, the dictionary’s first byte, working <text:span text:style-name="T7">downwards</text:span> is $7FFF.</text:p>
      <text:p text:style-name="P20"/>
      <text:p text:style-name="P4">Core Words</text:p>
      <text:p text:style-name="P20"/>
      <text:p text:style-name="P20">Core words are <text:span text:style-name="T3">words represented by the values 00-7F. These words are implemented either as virtual codes, or in Z80 Assembler. They occupy one byte in code space.</text:span></text:p>
      <text:p text:style-name="P22"/>
      <text:p text:style-name="P30">Their implementation starts at the core word address. This is currently at $8000 but can be any address in 4 page steps (e.g. $8400,$8800).</text:p>
      <text:p text:style-name="P12"/>
      <text:p text:style-name="P61">Direct Words</text:p>
      <text:p text:style-name="P22"/>
      <text:p text:style-name="P22">Direct words are when either (1) the word to be called is in 8000-BFFF or (2) the word to be called is in $C000-$FFFF and the page for that word is the same as the page for the word it is being called from.</text:p>
      <text:p text:style-name="P22"/>
      <text:p text:style-name="P22">These words consists of lists of calls to either Core Words <text:span text:style-name="T32">(1 byte, 00-7F)</text:span> <text:span text:style-name="T14">or</text:span> Direct Words <text:span text:style-name="T32">(80-FF xx). In the latter, the two bytes represent the start address of the routine.</text:span></text:p>
      <text:p text:style-name="P22"/>
      <text:p text:style-name="P30">Note: in the page switch words (e.g. words in $C000-$FFFF) the start address must have the lower 3 bits clear, because page addresses are encoded into one word.</text:p>
      <text:p text:style-name="P22"/>
      <text:p text:style-name="P5">Page Switch Words</text:p>
      <text:p text:style-name="P23"/>
      <text:p text:style-name="P26">Sometimes the compiler has to switch pages to execute a word. There are two occasions where this happens.</text:p>
      <text:p text:style-name="P26"/>
      <text:p text:style-name="P26">If the compiler does not know which page the word to be executed is in, for example if it is executing a word indirectly. The best solution for this is to push it to the return stack (see the return section).</text:p>
      <text:p text:style-name="P26"/>
      <text:p text:style-name="P26">The second occasion is where it does know which page it is in, but the selected page (in $C000-$FFFF) is not currently selected. In this circumstance, it uses the [farcall] keyword to call the method, which includes the relevant page switching.</text:p>
      <text:p text:style-name="P26"/>
      <text:p text:style-name="P51">This has a single 16 bit parameter. Bits 0-4 indicate the page number, which is <text:span text:style-name="T15">not</text:span> the same as the Spectrum Next/128 page number. Bits 15-10 are the address to be called.</text:p>
      <text:p text:style-name="P51"/>
      <text:p text:style-name="P51">This address is masked out and shifted right twice, and ored with $C000. <text:s/>This gives an address of 11xx xxxx xxxx x000.</text:p>
      <text:p text:style-name="P51"/>
      <text:p text:style-name="P51">Not all addresses can be called directly, therefore when creating code in $C000-$FFFF it should be padded out to 8 byte gaps with [nop]</text:p>
      <text:p text:style-name="P51"/>
      <text:p text:style-name="P51">Also, when compiling code, the programmer needs to use the far access functions . These functions should <text:span text:style-name="T15">not</text:span> generally be used to access memory in <text:span text:style-name="T16">applications.</text:span></text:p>
      <text:p text:style-name="P66">Return <text:span text:style-name="T18">from Calls</text:span></text:p>
      <text:p text:style-name="P48"/>
      <text:p text:style-name="P48">When a direct word is called, its return address is pushed on the stack ($8000-$FFFF). <text:span text:style-name="T17">The [farcall] function</text:span> push<text:span text:style-name="T17">es</text:span> the same value on the stack but with bit 15 clear ($0000-$7FFF). This indicates that there is a further value to be popped off the stack, which is the page number to set it back to – bit 15 is set when the actual <text:span text:style-name="T17">return</text:span> is done.</text:p>
      <text:p text:style-name="P48"/>
      <text:p text:style-name="P52">As a consequence of this is it is necessary to be very careful with r&gt; and r&gt;. <text:span text:style-name="T19">For example variable is defined as r&gt;. This will only work if variable is called using a direct call. It should be, if it is in a module. </text:span></text:p>
      <text:p text:style-name="P52"/>
      <text:p text:style-name="P57">Issues</text:p>
      <text:p text:style-name="P49"/>
      <text:p text:style-name="P49">I have dealt with code across the pages, but not with data. The issue with data is that any address in the memory space is 21 bit , 16 + 5.</text:p>
      <text:p text:style-name="P49"/>
      <text:p text:style-name="P25"><text:span text:style-name="T8">The solution are the </text:span><text:span text:style-name="T4">module</text:span><text:span text:style-name="T8"> and</text:span><text:span text:style-name="T4"> </text:span><text:span text:style-name="T5">e</text:span><text:span text:style-name="T6">n</text:span><text:span text:style-name="T5">d</text:span><text:span text:style-name="T4">module </text:span><text:span text:style-name="T10">macro</text:span><text:span text:style-name="T8">s. This defines (or end) a module, which is a group of methods that access data. Using these words an error is generated if the page at </text:span><text:span text:style-name="T4">module</text:span><text:span text:style-name="T8"> time and the page at </text:span><text:span text:style-name="T5">end</text:span><text:span text:style-name="T4">module</text:span><text:span text:style-name="T8"> time is different </text:span><text:span text:style-name="T9">(or if it crosses the BFFF-C000 boundary)</text:span><text:span text:style-name="T8"> If it is the same, then data can be freely accessed in that module using @ c@ ! c! and so which operate as normal. </text:span></text:p>
      <text:p text:style-name="P50"/>
      <text:p text:style-name="P50">Any data access which happens outside the module has to be done through specific words created to do so, which are part of the module. The programmer must enforce this.</text:p>
      <text:p text:style-name="P50"/>
      <text:p text:style-name="P53">Words can be defined using the modifier <text:span text:style-name="T20">macro </text:span><text:span text:style-name="T4">private</text:span> which <text:s/>sets the <text:span text:style-name="T26">private</text:span> flag in the dictionary. <text:s/>This means the dictionary can compress on <text:span text:style-name="T26">end</text:span>module being execute<text:span text:style-name="T20">d</text:span>, removing all words that are not useable from outside it.</text:p>
      <text:p text:style-name="P54"/>
      <text:p text:style-name="P55">So in this simple bit of code.</text:p>
      <text:p text:style-name="P55"/>
      <text:p text:style-name="P60">module</text:p>
      <text:p text:style-name="P60"><text:span text:style-name="T21">demo </text:span>private 42 emit ;</text:p>
      <text:p text:style-name="P60"><text:span text:style-name="T21">start</text:span> demo ;</text:p>
      <text:p text:style-name="P60"><text:span text:style-name="T27">end</text:span>module</text:p>
      <text:p text:style-name="P58"/>
      <text:p text:style-name="P59">start will be in the dictionary and demo will not. <text:span text:style-name="T22">This also conveniently reduces the size of the dictionary.</text:span></text:p>
      <text:p text:style-name="P55"/>
      <text:p text:style-name="P22"/>
      <text:p text:style-name="P63">System Information Block</text:p>
      <text:p text:style-name="P6"/>
      <text:p text:style-name="P24">This is placed at the bottom of the <text:span text:style-name="T33">load space</text:span>, this address can be accessed via <text:span text:style-name="T34">[</text:span>[sysinfo]<text:span text:style-name="T34">]</text:span>, and is normally placed at $<text:span text:style-name="T11">60</text:span>00. <text:span text:style-name="T34">[[sysinfo]] is not a keyword, it is produced by the compiler and generated as a literal as normal.</text:span>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3">Offset</text:p>
          </table:table-cell>
          <table:table-cell table:style-name="Table5.B1" office:value-type="string">
            <text:p text:style-name="P73">Usage</text:p>
          </table:table-cell>
        </table:table-row>
        <table:table-row>
          <table:table-cell table:style-name="Table5.A2" office:value-type="string">
            <text:p text:style-name="P77">+0,+1</text:p>
          </table:table-cell>
          <table:table-cell table:style-name="Table5.B9" office:value-type="string">
            <text:p text:style-name="P78">Temporary value used in keyword synthesis.</text:p>
          </table:table-cell>
        </table:table-row>
        <table:table-row>
          <table:table-cell table:style-name="Table5.A2" office:value-type="string">
            <text:p text:style-name="P77">+2,+3</text:p>
          </table:table-cell>
          <table:table-cell table:style-name="Table5.B9" office:value-type="string">
            <text:p text:style-name="P90">The core address ($8000), the dictionary starts at core-1</text:p>
          </table:table-cell>
        </table:table-row>
        <table:table-row>
          <table:table-cell table:style-name="Table5.A2" office:value-type="string">
            <text:p text:style-name="P77">+4,+5</text:p>
          </table:table-cell>
          <table:table-cell table:style-name="Table5.B9" office:value-type="string">
            <text:p text:style-name="P90">Next free dictionary byte, working down.</text:p>
          </table:table-cell>
        </table:table-row>
        <table:table-row>
          <table:table-cell table:style-name="Table5.A2" office:value-type="string">
            <text:p text:style-name="P80">+6,+7</text:p>
          </table:table-cell>
          <table:table-cell table:style-name="Table5.B5" office:value-type="string">
            <text:p text:style-name="P90">Next free FORTH code byte, working up.</text:p>
          </table:table-cell>
        </table:table-row>
        <table:table-row>
          <table:table-cell table:style-name="Table5.A2" office:value-type="string">
            <text:p text:style-name="P80">+<text:span text:style-name="T13">8</text:span></text:p>
          </table:table-cell>
          <table:table-cell table:style-name="Table5.B9" office:value-type="string">
            <text:p text:style-name="P81">Current page number of code. <text:span text:style-name="T35">0 = Default page, increments up.</text:span></text:p>
          </table:table-cell>
        </table:table-row>
        <table:table-row>
          <table:table-cell table:style-name="Table5.A2" office:value-type="string">
            <text:p text:style-name="P80">+<text:span text:style-name="T13">9</text:span></text:p>
          </table:table-cell>
          <table:table-cell table:style-name="Table5.B9" office:value-type="string">
            <text:p text:style-name="P87">Start address page <text:span text:style-name="T35">(of _main)</text:span></text:p>
          </table:table-cell>
        </table:table-row>
        <table:table-row>
          <table:table-cell table:style-name="Table5.A2" office:value-type="string">
            <text:p text:style-name="P85">+10,+11</text:p>
          </table:table-cell>
          <table:table-cell table:style-name="Table5.B9" office:value-type="string">
            <text:p text:style-name="P86">Start address (_main address)</text:p>
          </table:table-cell>
        </table:table-row>
        <table:table-row>
          <table:table-cell table:style-name="Table5.A2" office:value-type="string">
            <text:p text:style-name="P80">+1<text:span text:style-name="T13">2</text:span></text:p>
          </table:table-cell>
          <table:table-cell table:style-name="Table5.B9" office:value-type="string">
            <text:p text:style-name="P79">Screen width in characters <text:span text:style-name="T12">(16)</text:span></text:p>
          </table:table-cell>
        </table:table-row>
        <table:table-row>
          <table:table-cell table:style-name="Table5.A2" office:value-type="string">
            <text:p text:style-name="P80">+1<text:span text:style-name="T13">3</text:span></text:p>
          </table:table-cell>
          <table:table-cell table:style-name="Table5.B10" office:value-type="string">
            <text:p text:style-name="P79">Screen height in characters <text:span text:style-name="T12">(12)</text:span></text:p>
          </table:table-cell>
        </table:table-row>
      </table:table>
      <text:p text:style-name="P24"/>
      <text:p text:style-name="P10">Dictionary</text:p>
      <text:p text:style-name="P10"/>
      <text:p text:style-name="P31">Remember the dictionary goes <text:span text:style-name="T4">down</text:span><text:span text:style-name="T8"> in memory.</text:span></text:p>
      <text:p text:style-name="P5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4">Offset</text:p>
          </table:table-cell>
          <table:table-cell table:style-name="Table6.B1" office:value-type="string">
            <text:p text:style-name="P75">Usage</text:p>
          </table:table-cell>
        </table:table-row>
        <table:table-row>
          <table:table-cell table:style-name="Table6.A2" office:value-type="string">
            <text:p text:style-name="P83">0</text:p>
          </table:table-cell>
          <table:table-cell table:style-name="Table6.B4" office:value-type="string">
            <text:p text:style-name="P98">Offset to the next word in the dictionary (subtracted), zero if at the end of the word, call this value ‘n’</text:p>
          </table:table-cell>
        </table:table-row>
        <table:table-row>
          <table:table-cell table:style-name="Table6.A2" office:value-type="string">
            <text:p text:style-name="P103">-1, -2</text:p>
          </table:table-cell>
          <table:table-cell table:style-name="Table6.B4" office:value-type="string">
            <text:p text:style-name="P104">The address or short code, so either -1 contains $00-7F and -2 contains $00, or -1 contains $80-$FF and -2 contains the low byte.</text:p>
          </table:table-cell>
        </table:table-row>
        <table:table-row>
          <table:table-cell table:style-name="Table6.A2" office:value-type="string">
            <text:p text:style-name="P83">-<text:span text:style-name="T34">3</text:span></text:p>
          </table:table-cell>
          <table:table-cell table:style-name="Table6.B4" office:value-type="string">
            <text:p text:style-name="P82">Bit 7: set if macro. Bit 6: set if core word, <text:span text:style-name="T19">Bit 5: set if private word ; </text:span>Bits 0..<text:span text:style-name="T19">4</text:span>: page number <text:span text:style-name="T34">of the word.</text:span></text:p>
          </table:table-cell>
        </table:table-row>
        <table:table-row>
          <table:table-cell table:style-name="Table6.A2" office:value-type="string">
            <text:p text:style-name="P88">-4</text:p>
          </table:table-cell>
          <table:table-cell table:style-name="Table6.B7" office:value-type="string">
            <text:p text:style-name="P82">First character of name, 6 bit ASCII, bit 7 set if not the last</text:p>
          </table:table-cell>
        </table:table-row>
        <table:table-row>
          <table:table-cell table:style-name="Table6.A2" office:value-type="string">
            <text:p text:style-name="P83">-<text:span text:style-name="T34">5</text:span></text:p>
          </table:table-cell>
          <table:table-cell table:style-name="Table6.B7" office:value-type="string">
            <text:p text:style-name="P82">Second character of name, 6 bit ASCII, bit 7 set if not the last</text:p>
          </table:table-cell>
        </table:table-row>
        <table:table-row>
          <table:table-cell table:style-name="Table6.A2" office:value-type="string">
            <text:p text:style-name="P83">-<text:span text:style-name="T34">n+1</text:span></text:p>
          </table:table-cell>
          <table:table-cell table:style-name="Table6.B7" office:value-type="string">
            <text:p text:style-name="P82">Last character of name, 6 bit ASCII, bit 7 cleared.</text:p>
          </table:table-cell>
        </table:table-row>
      </table:table>
      <text:p text:style-name="P20"/>
      <text:p text:style-name="P7"/>
      <text:p text:style-name="P62">Compiler</text:p>
      <text:p text:style-name="P27"/>
      <text:p text:style-name="P27">Obviously the system compiler works perfectly normally, using the colour word system </text:p>
      <text:p text:style-name="P27"/>
      <text:list xml:id="list3077754920" text:style-name="L1">
        <text:list-item>
          <text:p text:style-name="P105">Yellow – always execute</text:p>
        </text:list-item>
        <text:list-item>
          <text:p text:style-name="P105">Green – compile, unless macro in which case execute</text:p>
        </text:list-item>
        <text:list-item>
          <text:p text:style-name="P105">Red – define word here</text:p>
        </text:list-item>
        <text:list-item>
          <text:p text:style-name="P105">White – comment</text:p>
          <text:p text:style-name="P105"/>
        </text:list-item>
      </text:list>
      <text:p text:style-name="P27">Equally obviously for the text compiler we cannot do that, because we don’t have the colour editor or the run time environment.</text:p>
      <text:p text:style-name="P27"/>
      <text:p text:style-name="P27">{ } <text:tab/><text:tab/>ColorForth does not have curly brackets, so these delimit comments</text:p>
      <text:p text:style-name="P11"><text:span text:style-name="T23"><text:tab/><text:tab/></text:span><text:span text:style-name="T25">in the same line (e.g. you cannot have { and } on different lines.</text:span></text:p>
      <text:p text:style-name="P27">:&lt;word&gt;<text:tab/>Defines a new word at this point in memory. If the word is present</text:p>
      <text:p text:style-name="P27"><text:tab/><text:tab/>compiling is halted until the next definition.</text:p>
      <text:p text:style-name="P27">macro <text:tab/>Makes the last defined word a macro</text:p>
      <text:p text:style-name="P27">private<text:tab/>Makes the last defined word private</text:p>
      <text:p text:style-name="P11"><text:span text:style-name="T23">variable <text:tab/>Compiles [variable] and an 2 byte space. </text:span><text:span text:style-name="T24">Marks last word private.</text:span></text:p>
      <text:p text:style-name="P28">&lt;decimal&gt;<text:tab/>Compiles the value as a literal or a call if in the dictionary</text:p>
      <text:p text:style-name="P28">$&lt;hex&gt;<text:tab/>Same as decimal, except in base 16, obviously.</text:p>
      <text:p text:style-name="P28">If …. then <text:tab/>Structure in ColorForth. Cant nest. ; <text:span text:style-name="T36">closes then. TOS test destructive.</text:span></text:p>
      <text:p text:style-name="P28">For … next<text:tab/>Structure in ColorForth, takes one parameter the count.</text:p>
      <text:p text:style-name="P9"/>
      <text:p text:style-name="P13">Compiler Information</text:p>
      <text:p text:style-name="P13"/>
      <text:p text:style-name="P33">This information is provided in a seperate class</text:p>
      <text:p text:style-name="P33"/>
      <text:list xml:id="list3752327831" text:style-name="L2">
        <text:list-item>
          <text:p text:style-name="P106">The Load address ($6000)</text:p>
        </text:list-item>
        <text:list-item>
          <text:p text:style-name="P106">The Core address ($8000)</text:p>
        </text:list-item>
        <text:list-item>
          <text:p text:style-name="P106">The Size of the Z80 Core Binary File (0, in the VM)</text:p>
        </text:list-item>
        <text:list-item>
          <text:p text:style-name="P106">Which ‘short words’ are available.</text:p>
          <text:p text:style-name="P106"/>
        </text:list-item>
      </text:list>
      <text:p text:style-name="P8">Word Groups</text:p>
      <text:p text:style-name="P7"/>
      <text:p text:style-name="P29">Group 0 is the core word set and is mandatory. Group 1 is not required, but is highly advised to be implemented in code for speed reasons.</text:p>
      <text:p text:style-name="P29"/>
      <text:p text:style-name="P43">Note that the booting code contains [[sysinfo]] which is a compiler word (pushes Load address on Data stack), it is neither a keyword or a direct word.</text:p>
      <text:p text:style-name="P64">Core Word Set</text:p>
      <text:p text:style-name="P3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5">word</text:p>
          </table:table-cell>
          <table:table-cell table:style-name="Table4.B1" office:value-type="string">
            <text:p text:style-name="P94">Description</text:p>
          </table:table-cell>
        </table:table-row>
        <table:table-row>
          <table:table-cell table:style-name="Table4.A2" office:value-type="string">
            <text:p text:style-name="P99">[break]</text:p>
          </table:table-cell>
          <table:table-cell table:style-name="Table4.B19" office:value-type="string">
            <text:p text:style-name="P100">Stops the processor. By convention this is $00 so if addresses go haywire and emulator memory is initialised to $00 it will stop rapidly.</text:p>
          </table:table-cell>
        </table:table-row>
        <table:table-row>
          <table:table-cell table:style-name="Table4.A2" office:value-type="string">
            <text:p text:style-name="P89">;</text:p>
          </table:table-cell>
          <table:table-cell table:style-name="Table4.B19" office:value-type="string">
            <text:p text:style-name="P92">Return , as describ<text:span text:style-name="T37">ed with 2 levels.</text:span></text:p>
          </table:table-cell>
        </table:table-row>
        <table:table-row>
          <table:table-cell table:style-name="Table4.A2" office:value-type="string">
            <text:p text:style-name="P89">!</text:p>
          </table:table-cell>
          <table:table-cell table:style-name="Table4.B19" office:value-type="string">
            <text:p text:style-name="P92">16 bit store</text:p>
          </table:table-cell>
        </table:table-row>
        <table:table-row>
          <table:table-cell table:style-name="Table4.A2" office:value-type="string">
            <text:p text:style-name="P91">[brzero] xxxx</text:p>
          </table:table-cell>
          <table:table-cell table:style-name="Table4.B19" office:value-type="string">
            <text:p text:style-name="P96">Branch to address xxxx if the top value is zero, destructive.</text:p>
          </table:table-cell>
        </table:table-row>
        <table:table-row>
          <table:table-cell table:style-name="Table4.A2" office:value-type="string">
            <text:p text:style-name="P91">[farcall] xxxx</text:p>
          </table:table-cell>
          <table:table-cell table:style-name="Table4.B19" office:value-type="string">
            <text:p text:style-name="P97">Far call as described in text</text:p>
          </table:table-cell>
        </table:table-row>
        <table:table-row>
          <table:table-cell table:style-name="Table4.A2" office:value-type="string">
            <text:p text:style-name="P91">[literal] xxxx</text:p>
          </table:table-cell>
          <table:table-cell table:style-name="Table4.B19" office:value-type="string">
            <text:p text:style-name="P96">Push literal xxxx on the stack</text:p>
          </table:table-cell>
        </table:table-row>
        <table:table-row>
          <table:table-cell table:style-name="Table4.A2" office:value-type="string">
            <text:p text:style-name="P93">[nop]</text:p>
          </table:table-cell>
          <table:table-cell table:style-name="Table4.B19" office:value-type="string">
            <text:p text:style-name="P97">Do nothing, used for padding.</text:p>
          </table:table-cell>
        </table:table-row>
        <table:table-row>
          <table:table-cell table:style-name="Table4.A2" office:value-type="string">
            <text:p text:style-name="P91">[stackreset]</text:p>
          </table:table-cell>
          <table:table-cell table:style-name="Table4.B19" office:value-type="string">
            <text:p text:style-name="P97">Reset stacks to default values (done at reset)</text:p>
          </table:table-cell>
        </table:table-row>
        <table:table-row>
          <table:table-cell table:style-name="Table4.A2" office:value-type="string">
            <text:p text:style-name="P89">@</text:p>
          </table:table-cell>
          <table:table-cell table:style-name="Table4.B19" office:value-type="string">
            <text:p text:style-name="P92">16 bit read</text:p>
          </table:table-cell>
        </table:table-row>
        <table:table-row>
          <table:table-cell table:style-name="Table4.A2" office:value-type="string">
            <text:p text:style-name="P89">+</text:p>
          </table:table-cell>
          <table:table-cell table:style-name="Table4.B19" office:value-type="string">
            <text:p text:style-name="P92">Add 2 values</text:p>
          </table:table-cell>
        </table:table-row>
        <table:table-row>
          <table:table-cell table:style-name="Table4.A2" office:value-type="string">
            <text:p text:style-name="P89">&gt;r</text:p>
          </table:table-cell>
          <table:table-cell table:style-name="Table4.B19" office:value-type="string">
            <text:p text:style-name="P92">Data stack → Return Stack</text:p>
          </table:table-cell>
        </table:table-row>
        <table:table-row>
          <table:table-cell table:style-name="Table4.A2" office:value-type="string">
            <text:p text:style-name="P89">2/</text:p>
          </table:table-cell>
          <table:table-cell table:style-name="Table4.B19" office:value-type="string">
            <text:p text:style-name="P92">Arithmetic shift right 16 bit</text:p>
          </table:table-cell>
        </table:table-row>
        <table:table-row>
          <table:table-cell table:style-name="Table4.A2" office:value-type="string">
            <text:p text:style-name="P91">cursor!</text:p>
          </table:table-cell>
          <table:table-cell table:style-name="Table4.B19" office:value-type="string">
            <text:p text:style-name="P97">Set cursor position.</text:p>
          </table:table-cell>
        </table:table-row>
        <table:table-row>
          <table:table-cell table:style-name="Table4.A2" office:value-type="string">
            <text:p text:style-name="P91">keyboard@</text:p>
          </table:table-cell>
          <table:table-cell table:style-name="Table4.B19" office:value-type="string">
            <text:p text:style-name="P97">Read keyboard, 8 = backspace, 13 = CR, 16-19 = up/down/left/right 20-23 is colours 0-3 32-95 is returned for ASCII values.</text:p>
          </table:table-cell>
        </table:table-row>
        <table:table-row>
          <table:table-cell table:style-name="Table4.A2" office:value-type="string">
            <text:p text:style-name="P89">nand</text:p>
          </table:table-cell>
          <table:table-cell table:style-name="Table4.B19" office:value-type="string">
            <text:p text:style-name="P92">Logical Nand of 2 values</text:p>
          </table:table-cell>
        </table:table-row>
        <table:table-row>
          <table:table-cell table:style-name="Table4.A2" office:value-type="string">
            <text:p text:style-name="P101"><text:span text:style-name="T41">p</text:span>age@</text:p>
          </table:table-cell>
          <table:table-cell table:style-name="Table4.B19" office:value-type="string">
            <text:p text:style-name="P102">Read currently selected memory page number</text:p>
          </table:table-cell>
        </table:table-row>
        <table:table-row>
          <table:table-cell table:style-name="Table4.A2" office:value-type="string">
            <text:p text:style-name="P89">page!</text:p>
          </table:table-cell>
          <table:table-cell table:style-name="Table4.B19" office:value-type="string">
            <text:p text:style-name="P92">Set <text:span text:style-name="T40">memory </text:span>page number. Maps 0,1,2 to available pages.</text:p>
          </table:table-cell>
        </table:table-row>
        <table:table-row>
          <table:table-cell table:style-name="Table4.A2" office:value-type="string">
            <text:p text:style-name="P89">r&gt;</text:p>
          </table:table-cell>
          <table:table-cell table:style-name="Table4.B19" office:value-type="string">
            <text:p text:style-name="P92">Return Stack → Data Stack</text:p>
          </table:table-cell>
        </table:table-row>
        <table:table-row>
          <table:table-cell table:style-name="Table4.A2" office:value-type="string">
            <text:p text:style-name="P91">screen!</text:p>
          </table:table-cell>
          <table:table-cell table:style-name="Table4.B20" office:value-type="string">
            <text:p text:style-name="P97">Write to screen position. Bits 6 and 7 are colour, 5-0 are characters.</text:p>
          </table:table-cell>
        </table:table-row>
      </table:table>
      <text:p text:style-name="P32"/>
      <text:p text:style-name="P35"/>
      <text:p text:style-name="P65">Group 1 Words</text:p>
      <text:p text:style-name="P14"/>
      <text:p text:style-name="P36">not <text:tab/><text:tab/>dup<text:tab/><text:tab/>drop<text:tab/><text:tab/>swap<text:tab/><text:tab/>over<text:tab/><text:tab/>nip<text:tab/><text:tab/>?<text:span text:style-name="T45">dup</text:span></text:p>
      <text:p text:style-name="P36">c@ <text:tab/><text:tab/>c! <text:tab/><text:tab/>0= <text:tab/><text:tab/>0- <text:tab/><text:tab/>1-<text:tab/><text:tab/>1+<text:tab/><text:tab/>2-<text:tab/></text:p>
      <text:p text:style-name="P36">2+<text:tab/><text:tab/>-<text:tab/><text:tab/>+!<text:tab/><text:tab/><text:span text:style-name="T38">+*<text:tab/><text:tab/></text:span>2*<text:tab/></text:p>
      <text:p text:style-name="P36">and <text:tab/><text:tab/>or <text:tab/><text:tab/>xor<text:tab/><text:tab/><text:span text:style-name="T39">0&lt; <text:tab/><text:tab/>&lt;&lt;</text:span></text:p>
      <text:p text:style-name="P37"/>
      <text:p text:style-name="P36">Constants <text:tab/><text:tab/>0,1,-1,2</text:p>
      <text:p text:style-name="P36">Loop Help <text:tab/><text:tab/>[next]</text:p>
      <text:p text:style-name="P39">Variable Help <text:tab/>[variable]</text:p>
      <text:p text:style-name="P46"/>
      <text:p text:style-name="P44">Note : &lt;&lt; and 2* are synonyms, <text:span text:style-name="T44">but &gt;&gt; and 2/ are not. &lt;&lt; &gt;&gt; are logical not arithmetic shifts</text:span></text:p>
      <text:p text:style-name="P44"/>
      <text:p text:style-name="P14">Group 2 Words</text:p>
      <text:p text:style-name="P40"/>
      <text:p text:style-name="P40">4*<text:tab/><text:tab/>8* <text:tab/><text:tab/>16*<text:tab/><text:tab/>256* <text:tab/><text:tab/>16/ <text:tab/><text:tab/>256/ <text:tab/><text:tab/>&gt;&gt;</text:p>
      <text:p text:style-name="P40"><text:span text:style-name="T43">i</text:span> <text:tab/><text:tab/>0&gt;=<text:tab/><text:tab/>0&gt; <text:tab/><text:tab/>0&lt;= <text:tab/><text:tab/>abs <text:tab/><text:tab/>min <text:tab/><text:tab/>max</text:p>
      <text:p text:style-name="P40"/>
      <text:p text:style-name="P36">Constants <text:tab/><text:tab/>4,8,10,16,100,256</text:p>
      <text:p text:style-name="P45"/>
      <text:p text:style-name="P15">Group 3 Words</text:p>
      <text:p text:style-name="P15"/>
      <text:p text:style-name="P40">* <text:tab/><text:tab/>u/ <text:tab/><text:tab/>umod <text:tab/>rot<text:tab/><text:tab/>&gt;<text:tab/><text:tab/>&lt;<text:tab/><text:tab/>&gt;=</text:p>
      <text:p text:style-name="P40">&lt;= <text:tab/><text:tab/>=<text:tab/><text:tab/>&lt;&gt;<text:tab/><text:tab/>-!</text:p>
      <text:p text:style-name="P40"/>
      <text:p text:style-name="P16">Group 4 Words</text:p>
      <text:p text:style-name="P42"/>
      <text:p text:style-name="P41">far@ <text:tab/><text:tab/>far! <text:tab/><text:tab/>C, <text:tab/><text:tab/>,<text:tab/><text:tab/>1,<text:tab/><text:tab/><text:span text:style-name="T42">[sysinfo]</text:span></text:p>
      <text:p text:style-name="P38"/>
      <text:p text:style-name="P42">Macros <text:tab/><text:tab/>do,until,if,then.for,next</text:p>
      <text:p text:style-name="P42"/>
      <text:p text:style-name="P17">Console I/O words</text:p>
      <text:p text:style-name="P17"/>
      <text:p text:style-name="P47"><text:span text:style-name="T44">colour <text:tab/></text:span>color <text:tab/><text:tab/>cr <text:tab/><text:tab/>emit <text:tab/><text:tab/>green <text:tab/>red <text:tab/><text:tab/></text:p>
      <text:p text:style-name="P47">white <text:tab/>yellow<text:tab/>cls<text:tab/><text:tab/>home<text:tab/><text:tab/>u.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MT1" style:family="text">
      <style:text-properties officeooo:rsid="00380c3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8:48:00.507627393</meta:creation-date>
    <meta:generator>LibreOffice/5.4.3.2$Linux_X86_64 LibreOffice_project/40$Build-2</meta:generator>
    <dc:date>2017-12-02T13:23:34.072755479</dc:date>
    <meta:editing-duration>PT5H24M13S</meta:editing-duration>
    <meta:editing-cycles>115</meta:editing-cycles>
    <meta:document-statistic meta:table-count="6" meta:image-count="0" meta:object-count="0" meta:page-count="8" meta:paragraph-count="214" meta:word-count="1802" meta:character-count="9844" meta:non-whitespace-character-count="8142"/>
  </office:meta>
</office:document-meta>
</file>